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i</text:p>
          </table:table-cell>
          <table:table-cell table:style-name="ce1" office:value-type="string">
            <text:p>tbf</text:p>
          </table:table-cell>
        </table:table-row>
        <table:table-row table:style-name="ro2"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</table:table-row>
      </table:table>
      <table:named-expressions>
        <table:named-expression table:name="a_10" table:base-cell-address="$Feuille1.$A$1" table:expression=""/>
        <table:named-expression table:name="a_12" table:base-cell-address="$Feuille1.$A$1" table:expression=""/>
        <table:named-expression table:name="a_13" table:base-cell-address="$Feuille1.$A$1" table:expression=""/>
        <table:named-expression table:name="b_10" table:base-cell-address="$Feuille1.$A$1" table:expression=""/>
        <table:named-expression table:name="b_12" table:base-cell-address="$Feuille1.$A$1" table:expression=""/>
        <table:named-expression table:name="b_13" table:base-cell-address="$Feuille1.$A$1" table:expression=""/>
        <table:named-expression table:name="beta_10" table:base-cell-address="$Feuille1.$A$1" table:expression=""/>
        <table:named-expression table:name="beta_12" table:base-cell-address="$Feuille1.$A$1" table:expression=""/>
        <table:named-expression table:name="beta_13" table:base-cell-address="$Feuille1.$A$1" table:expression=""/>
        <table:named-expression table:name="Beta_3" table:base-cell-address="$Feuille1.$A$1" table:expression=""/>
        <table:named-expression table:name="Combi_1" table:base-cell-address="$Feuille1.$A$1" table:expression=""/>
        <table:named-expression table:name="COVxy" table:base-cell-address="$Feuille1.$A$1" table:expression=""/>
        <table:named-expression table:name="COVxy_10" table:base-cell-address="$Feuille1.$A$1" table:expression=""/>
        <table:named-expression table:name="COVxy_12" table:base-cell-address="$Feuille1.$A$1" table:expression=""/>
        <table:named-expression table:name="COVxy_13" table:base-cell-address="$Feuille1.$A$1" table:expression=""/>
        <table:named-expression table:name="COVxy_3" table:base-cell-address="$Feuille1.$A$1" table:expression=""/>
        <table:named-expression table:name="CumNTi_3" table:base-cell-address="$Feuille1.$A$1" table:expression=""/>
        <table:named-expression table:name="Delta_ti" table:base-cell-address="$Feuille1.$A$1" table:expression=""/>
        <table:named-expression table:name="DNTic_3" table:base-cell-address="$Feuille1.$A$1" table:expression=""/>
        <table:named-expression table:name="DTi_3" table:base-cell-address="$Feuille1.$A$1" table:expression=""/>
        <table:named-expression table:name="Eta_3" table:base-cell-address="$Feuille1.$A$1" table:expression=""/>
        <table:named-expression table:name="Gama_3" table:base-cell-address="$Feuille1.$A$1" table:expression=""/>
        <table:named-expression table:name="i_5" table:base-cell-address="$Feuille1.$A$1" table:expression=""/>
        <table:named-expression table:name="MTBF_3" table:base-cell-address="$Feuille1.$A$1" table:expression=""/>
        <table:named-expression table:name="Mx" table:base-cell-address="$Feuille1.$A$1" table:expression=""/>
        <table:named-expression table:name="N_5" table:base-cell-address="$Feuille1.$A$1" table:expression=""/>
        <table:named-expression table:name="Ncomp_3" table:base-cell-address="$Feuille1.$A$1" table:expression=""/>
        <table:named-expression table:name="Ncomp_9" table:base-cell-address="$Feuille1.$A$1" table:expression=""/>
        <table:named-expression table:name="NSuc_1" table:base-cell-address="$Feuille1.$A$1" table:expression=""/>
        <table:named-expression table:name="NTent_1" table:base-cell-address="$Feuille1.$A$1" table:expression="45"/>
        <table:named-expression table:name="Sx" table:base-cell-address="$Feuille1.$A$1" table:expression=""/>
        <table:named-expression table:name="Sx_10" table:base-cell-address="$Feuille1.$A$1" table:expression=""/>
        <table:named-expression table:name="Sx_12" table:base-cell-address="$Feuille1.$A$1" table:expression=""/>
        <table:named-expression table:name="Sx_13" table:base-cell-address="$Feuille1.$A$1" table:expression=""/>
        <table:named-expression table:name="Sx_3" table:base-cell-address="$Feuille1.$A$1" table:expression=""/>
        <table:named-expression table:name="Sy" table:base-cell-address="$Feuille1.$A$1" table:expression=""/>
        <table:named-expression table:name="Sy_10" table:base-cell-address="$Feuille1.$A$1" table:expression=""/>
        <table:named-expression table:name="Sy_12" table:base-cell-address="$Feuille1.$A$1" table:expression=""/>
        <table:named-expression table:name="Sy_13" table:base-cell-address="$Feuille1.$A$1" table:expression=""/>
        <table:named-expression table:name="Sy_3" table:base-cell-address="$Feuille1.$A$1" table:expression=""/>
        <table:named-expression table:name="Taux_1" table:base-cell-address="$Feuille1.$A$1" table:expression="0.1"/>
        <table:named-expression table:name="TpsTic_3" table:base-cell-address="$Feuille1.$A$1" table:expression=""/>
        <table:named-expression table:name="Treduit_1" table:base-cell-address="$Feuille1.$A$1" table:expression="9.66666666666667"/>
        <table:named-expression table:name="za" table:base-cell-address="$Feuille1.$A$1" table:expression=""/>
        <table:named-expression table:name="zb" table:base-cell-address="$Feuille1.$A$1" table:expression=""/>
        <table:named-expression table:name="zbeta" table:base-cell-address="$Feuille1.$A$1" table:expression=""/>
        <table:named-expression table:name="zCOVxy" table:base-cell-address="$Feuille1.$A$1" table:expression=""/>
        <table:named-expression table:name="zSx" table:base-cell-address="$Feuille1.$A$1" table:expression=""/>
        <table:named-expression table:name="zSy" table:base-cell-address="$Feuille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percentage-style style:name="N134">
      <number:number number:decimal-places="1" number:min-integer-digits="1"/>
      <number:text>%</number:text>
    </number:percentage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/10/2011</text:date>, <text:time>15:2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5" style:display-name="PageStyle_00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8T15:28:07.94</dc:date>
    <meta:editing-duration>PT53M23S</meta:editing-duration>
    <meta:editing-cycles>7</meta:editing-cycles>
    <meta:generator>OpenOffice.org/3.3$Win32 OpenOffice.org_project/330m20$Build-9567</meta:generator>
    <meta:document-statistic meta:table-count="1" meta:cell-count="28" meta:object-count="0"/>
  </office:meta>
</office:document-meta>
</file>